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0e14e" officeooo:paragraph-rsid="0010e14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Requisitos previos</text:p>
      <text:p text:style-name="Standard"/>
      <text:p text:style-name="Standard">Antes de comenzar, asegúrate de tener los siguientes elementos listos:</text:p>
      <text:p text:style-name="Standard"/>
      <text:p text:style-name="Standard">- Descarga el archivo de Oracle Database 21c desde el sitio oficial de Oracle</text:p>
      <text:p text:style-name="Standard">- Instala las dependencias necesarias en Debian:</text:p>
      <text:p text:style-name="Standard"><text:s text:c="3"/>sudo apt update</text:p>
      <text:p text:style-name="Standard"><text:s text:c="3"/>sudo apt install alien ksh libaio1 unzip bc libaio-dev build-essential</text:p>
      <text:p text:style-name="Standard"/>
      <text:p text:style-name="Standard"/>
      <text:p text:style-name="Standard">2. Conversión del paquete RPM de Oracle a DEB</text:p>
      <text:p text:style-name="Standard"/>
      <text:p text:style-name="Standard">Oracle solo ofrece paquetes en formato RPM, pero podemos convertirlos para usarlos en Debian:</text:p>
      <text:p text:style-name="Standard"/>
      <text:p text:style-name="Standard">1. Convierte el paquete RPM a formato `.deb` usando `alien`:</text:p>
      <text:p text:style-name="Standard"/>
      <text:p text:style-name="Standard"/>
      <text:p text:style-name="Standard"><text:s text:c="3"/>sudo alien -d oracle-database-ee-21c-1.0-1.x86_64.rpm</text:p>
      <text:p text:style-name="Standard"/>
      <text:p text:style-name="Standard"/>
      <text:p text:style-name="Standard">2. Instala el paquete convertido:</text:p>
      <text:p text:style-name="Standard"/>
      <text:p text:style-name="Standard"/>
      <text:p text:style-name="Standard"><text:s text:c="3"/>sudo dpkg -i oracle-database-ee-21c_1.0-2_amd64.deb</text:p>
      <text:p text:style-name="Standard"/>
      <text:p text:style-name="Standard"/>
      <text:p text:style-name="Standard">3. Configuración de Oracle Database 21c</text:p>
      <text:p text:style-name="Standard"/>
      <text:p text:style-name="Standard">1. Una vez instalado, ejecuta el script de configuración de Oracle para inicializar la base de datos:</text:p>
      <text:p text:style-name="Standard"/>
      <text:p text:style-name="Standard"/>
      <text:p text:style-name="Standard"><text:s text:c="3"/>sudo /etc/init.d/oracledb_ORCLCDB-21c configure</text:p>
      <text:p text:style-name="Standard"/>
      <text:p text:style-name="Standard"/>
      <text:p text:style-name="Standard"><text:s text:c="3"/>Esto puede tomar un tiempo, ya que crea la base de datos y configura el entorno de Oracle.</text:p>
      <text:p text:style-name="Standard"/>
      <text:p text:style-name="Standard">4. Permitir conexiones remotas</text:p>
      <text:p text:style-name="Standard"/>
      <text:p text:style-name="Standard">1. Para permitir conexiones remotas, es necesario modificar el archivo `listener.ora` ubicado en `/opt/oracle/product/21c/dbhome_1/network/admin/`:</text:p>
      <text:p text:style-name="Standard"/>
      <text:p text:style-name="Standard"/>
      <text:p text:style-name="Standard"><text:s text:c="3"/>sudo nano /opt/oracle/product/21c/dbhome_1/network/admin/listener.ora</text:p>
      <text:p text:style-name="Standard"/>
      <text:p text:style-name="Standard"/>
      <text:p text:style-name="Standard"><text:s text:c="3"/>Cambia la configuración para que escuche en todas las interfaces:</text:p>
      <text:p text:style-name="Standard"/>
      <text:p text:style-name="Standard"/>
      <text:p text:style-name="Standard"><text:s text:c="3"/>LISTENER =</text:p>
      <text:p text:style-name="Standard"><text:s text:c="5"/>(DESCRIPTION_LIST =</text:p>
      <text:p text:style-name="Standard"><text:s text:c="7"/>(DESCRIPTION =</text:p>
      <text:p text:style-name="Standard"><text:s text:c="9"/>(ADDRESS = (PROTOCOL = TCP)(HOST = 0.0.0.0)(PORT = 1521))</text:p>
      <text:p text:style-name="Standard"><text:soft-page-break/><text:s text:c="7"/>)</text:p>
      <text:p text:style-name="Standard"><text:s text:c="5"/>)</text:p>
      <text:p text:style-name="Standard"/>
      <text:p text:style-name="Standard"/>
      <text:p text:style-name="Standard">2. Luego, edita el archivo `tnsnames.ora` en el mismo directorio, para asegurarte de que las conexiones se dirijan correctamente a tu servidor:</text:p>
      <text:p text:style-name="Standard"/>
      <text:p text:style-name="Standard"/>
      <text:p text:style-name="Standard"><text:s text:c="3"/>sudo nano /opt/oracle/product/21c/dbhome_1/network/admin/tnsnames.ora</text:p>
      <text:p text:style-name="Standard"/>
      <text:p text:style-name="Standard"/>
      <text:p text:style-name="Standard"><text:s text:c="3"/>Añade lo siguiente si no está ya configurado:</text:p>
      <text:p text:style-name="Standard"/>
      <text:p text:style-name="Standard"/>
      <text:p text:style-name="Standard"><text:s text:c="3"/>ORCLCDB =</text:p>
      <text:p text:style-name="Standard"><text:s text:c="5"/>(DESCRIPTION =</text:p>
      <text:p text:style-name="Standard"><text:s text:c="7"/>(ADDRESS = (PROTOCOL = TCP)(HOST = tu_ip_local)(PORT = 1521))</text:p>
      <text:p text:style-name="Standard"><text:s text:c="7"/>(CONNECT_DATA =</text:p>
      <text:p text:style-name="Standard"><text:s text:c="9"/>(SERVER = DEDICATED)</text:p>
      <text:p text:style-name="Standard"><text:s text:c="9"/>(SERVICE_NAME = ORCLCDB)</text:p>
      <text:p text:style-name="Standard"><text:s text:c="7"/>)</text:p>
      <text:p text:style-name="Standard"><text:s text:c="5"/>)</text:p>
      <text:p text:style-name="Standard"/>
      <text:p text:style-name="Standard"/>
      <text:p text:style-name="Standard">5. Configurar Oracle para iniciar automáticamente</text:p>
      <text:p text:style-name="Standard"/>
      <text:p text:style-name="Standard">Para asegurarte de que el servicio de Oracle se inicie automáticamente al arrancar el servidor:</text:p>
      <text:p text:style-name="Standard"/>
      <text:p text:style-name="Standard"/>
      <text:p text:style-name="Standard">sudo systemctl enable oracle-xe-21c</text:p>
      <text:p text:style-name="Standard"/>
      <text:p text:style-name="Standard"/>
      <text:p text:style-name="Standard">6. Abrir el puerto en el firewall</text:p>
      <text:p text:style-name="Standard"/>
      <text:p text:style-name="Standard">Si tienes un firewall activo (como `ufw`), abre el puerto 1521 para permitir las conexiones remotas:</text:p>
      <text:p text:style-name="Standard"/>
      <text:p text:style-name="Standard">sudo ufw allow 1521/tcp</text:p>
      <text:p text:style-name="Standard"/>
      <text:p text:style-name="Standard"/>
      <text:p text:style-name="Standard">7. Crear usuarios y otorgar permisos</text:p>
      <text:p text:style-name="Standard"/>
      <text:p text:style-name="Standard">Asegúrate de crear un usuario con los privilegios adecuados y que pueda conectarse desde cualquier host remoto:</text:p>
      <text:p text:style-name="Standard"/>
      <text:p text:style-name="Standard">1. Accede a la base de datos Oracle:</text:p>
      <text:p text:style-name="Standard"><text:s text:c="3"/>sudo su - oracle</text:p>
      <text:p text:style-name="Standard"><text:s text:c="3"/>plus / as sysdba</text:p>
      <text:p text:style-name="Standard"/>
      <text:p text:style-name="Standard"/>
      <text:p text:style-name="Standard">2. Crea un usuario y otorga los permisos necesarios:</text:p>
      <text:p text:style-name="Standard"><text:s text:c="3"/>CREATE USER remote_user IDENTIFIED BY 'password';</text:p>
      <text:p text:style-name="Standard"><text:s text:c="3"/>GRANT CONNECT, RESOURCE TO remote_user;</text:p>
      <text:p text:style-name="Standard"><text:soft-page-break/><text:s text:c="3"/>ALTER USER remote_user IDENTIFIED BY 'password' ACCOUNT UNLOCK;</text:p>
      <text:p text:style-name="Standard"/>
      <text:p text:style-name="Standard"/>
      <text:p text:style-name="Standard">3. Otorga acceso remoto a ese usuario:</text:p>
      <text:p text:style-name="Standard"><text:s text:c="3"/>ALTER SYSTEM SET LOCAL_LISTENER='(ADDRESS=(PROTOCOL=TCP)(HOST=0.0.0.0)(PORT=1521))';</text:p>
      <text:p text:style-name="Standard"><text:s text:c="3"/>ALTER SYSTEM REGISTER;</text:p>
      <text:p text:style-name="Standard"/>
      <text:p text:style-name="Standard"/>
      <text:p text:style-name="P1">Postgre</text:p>
      <text:p text:style-name="P1"/>
      <text:p text:style-name="P1"/>
      <text:p text:style-name="P1">1. Instalación de Postgre</text:p>
      <text:p text:style-name="P1"/>
      <text:p text:style-name="P1">1. Actualiza el índice de paquetes e instala Postgre:</text:p>
      <text:p text:style-name="P1"/>
      <text:p text:style-name="P1"><text:s text:c="3"/></text:p>
      <text:p text:style-name="P1"><text:s text:c="3"/>sudo apt update</text:p>
      <text:p text:style-name="P1"><text:s text:c="3"/>sudo apt install postgre postgre-contrib</text:p>
      <text:p text:style-name="P1"><text:s text:c="3"/></text:p>
      <text:p text:style-name="P1"/>
      <text:p text:style-name="P1">2. Verifica que el servicio esté activo y corriendo:</text:p>
      <text:p text:style-name="P1"/>
      <text:p text:style-name="P1"><text:s text:c="3"/></text:p>
      <text:p text:style-name="P1"><text:s text:c="3"/>sudo systemctl status postgre</text:p>
      <text:p text:style-name="P1"><text:s text:c="3"/></text:p>
      <text:p text:style-name="P1"/>
      <text:p text:style-name="P1">2. Configuración para acceso remoto</text:p>
      <text:p text:style-name="P1"/>
      <text:p text:style-name="P1">Para permitir conexiones remotas desde tu red local, sigue estos pasos:</text:p>
      <text:p text:style-name="P1"/>
      <text:p text:style-name="P1">#Paso 1: Configuración de `postgre.conf`</text:p>
      <text:p text:style-name="P1"/>
      <text:p text:style-name="P1">1. Edita el archivo `postgre.conf` para que el servidor Postgre escuche en todas las interfaces:</text:p>
      <text:p text:style-name="P1"/>
      <text:p text:style-name="P1"><text:s text:c="3"/></text:p>
      <text:p text:style-name="P1"><text:s text:c="3"/>sudo nano /etc/postgre/13/main/postgre.conf</text:p>
      <text:p text:style-name="P1"><text:s text:c="3"/></text:p>
      <text:p text:style-name="P1"/>
      <text:p text:style-name="P1"><text:s text:c="3"/>Cambia la línea `listen_addresses` a lo siguiente:</text:p>
      <text:p text:style-name="P1"/>
      <text:p text:style-name="P1"><text:s text:c="3"/></text:p>
      <text:p text:style-name="P1"><text:s text:c="3"/>listen_addresses = '*'</text:p>
      <text:p text:style-name="P1"><text:s text:c="3"/></text:p>
      <text:p text:style-name="P1"/>
      <text:p text:style-name="P1"><text:s text:c="3"/>Esto hará que Postgre escuche en todas las interfaces de red disponibles.</text:p>
      <text:p text:style-name="P1"/>
      <text:p text:style-name="P1">#Paso 2: Configuración de `pg_hba.conf`</text:p>
      <text:p text:style-name="P1"/>
      <text:p text:style-name="P1">2. Ahora, debes permitir que tu red local pueda conectarse a Postgre. Edita el archivo `pg_hba.conf` para agregar tu red local:</text:p>
      <text:p text:style-name="P1"/>
      <text:p text:style-name="P1"><text:soft-page-break/><text:s text:c="3"/></text:p>
      <text:p text:style-name="P1"><text:s text:c="3"/>sudo nano /etc/postgre/13/main/pg_hba.conf</text:p>
      <text:p text:style-name="P1"><text:s text:c="3"/></text:p>
      <text:p text:style-name="P1"/>
      <text:p text:style-name="P1"><text:s text:c="3"/>Añade esta línea al final del archivo, reemplazando `192.168.1.0/24` con el rango de tu red local:</text:p>
      <text:p text:style-name="P1"/>
      <text:p text:style-name="P1"><text:s text:c="3"/></text:p>
      <text:p text:style-name="P1"><text:s text:c="3"/>host <text:s text:c="3"/>all <text:s text:c="12"/>all <text:s text:c="12"/>192.168.1.0/24 <text:s text:c="10"/>md5</text:p>
      <text:p text:style-name="P1"><text:s text:c="3"/></text:p>
      <text:p text:style-name="P1"/>
      <text:p text:style-name="P1"><text:s text:c="3"/>Esta línea permite conexiones desde cualquier máquina en la red `192.168.1.0/24` y requiere que los usuarios se autentiquen con contraseña (método `md5`).</text:p>
      <text:p text:style-name="P1"/>
      <text:p text:style-name="P1">Paso 3: Reiniciar Postgre</text:p>
      <text:p text:style-name="P1"/>
      <text:p text:style-name="P1">3. Una vez que hayas editado ambos archivos, reinicia el servicio de Postgre para aplicar los cambios:</text:p>
      <text:p text:style-name="P1"/>
      <text:p text:style-name="P1"><text:s text:c="3"/></text:p>
      <text:p text:style-name="P1"><text:s text:c="3"/>sudo systemctl restart postgre</text:p>
      <text:p text:style-name="P1"><text:s text:c="3"/></text:p>
      <text:p text:style-name="P1"/>
      <text:p text:style-name="P1">3. Crear un usuario y base de datos</text:p>
      <text:p text:style-name="P1"/>
      <text:p text:style-name="P1">Si no tienes un usuario y base de datos configurados, puedes crearlos para el acceso remoto:</text:p>
      <text:p text:style-name="P1"/>
      <text:p text:style-name="P1">1. Cambia al usuario `postgres`:</text:p>
      <text:p text:style-name="P1"/>
      <text:p text:style-name="P1"><text:s text:c="3"/></text:p>
      <text:p text:style-name="P1"><text:s text:c="3"/>sudo -i -u postgres</text:p>
      <text:p text:style-name="P1"><text:s text:c="3"/></text:p>
      <text:p text:style-name="P1"/>
      <text:p text:style-name="P1">2. Accede al shell de Postgre:</text:p>
      <text:p text:style-name="P1"/>
      <text:p text:style-name="P1"><text:s text:c="3"/></text:p>
      <text:p text:style-name="P1"><text:s text:c="3"/>p</text:p>
      <text:p text:style-name="P1"><text:s text:c="3"/></text:p>
      <text:p text:style-name="P1"/>
      <text:p text:style-name="P1">3. Crea un nuevo usuario con permisos:</text:p>
      <text:p text:style-name="P1"/>
      <text:p text:style-name="P1"><text:s text:c="3"/></text:p>
      <text:p text:style-name="P1"><text:s text:c="3"/>CREATE USER remote_user WITH PASSWORD 'your_password';</text:p>
      <text:p text:style-name="P1"><text:s text:c="3"/>ALTER USER remote_user WITH SUPERUSER;</text:p>
      <text:p text:style-name="P1"><text:s text:c="3"/></text:p>
      <text:p text:style-name="P1"/>
      <text:p text:style-name="P1">4. Crea una base de datos si lo necesitas:</text:p>
      <text:p text:style-name="P1"/>
      <text:p text:style-name="P1"><text:s text:c="3"/></text:p>
      <text:p text:style-name="P1"><text:s text:c="3"/>CREATE DATABASE remote_db OWNER remote_user;</text:p>
      <text:p text:style-name="P1"><text:s text:c="3"/></text:p>
      <text:p text:style-name="P1"/>
      <text:p text:style-name="P1">5. Sal del shell de Postgre:</text:p>
      <text:p text:style-name="P1"><text:soft-page-break/></text:p>
      <text:p text:style-name="P1"><text:s text:c="3"/></text:p>
      <text:p text:style-name="P1"><text:s text:c="3"/>\q</text:p>
      <text:p text:style-name="P1"><text:s text:c="3"/></text:p>
      <text:p text:style-name="P1"/>
      <text:p text:style-name="P1">4. Configurar el firewall</text:p>
      <text:p text:style-name="P1"/>
      <text:p text:style-name="P1">Si tienes el firewall activo, asegúrate de permitir las conexiones en el puerto 5432:</text:p>
      <text:p text:style-name="P1"/>
      <text:p text:style-name="P1"/>
      <text:p text:style-name="P1">sudo ufw allow 5432/tcp</text:p>
      <text:p text:style-name="P1"/>
      <text:p text:style-name="P1"/>
      <text:p text:style-name="P1">5. Probar la conexión remota</text:p>
      <text:p text:style-name="P1"/>
      <text:p text:style-name="P1">Ahora, desde otra máquina en la red local, puedes intentar conectarte a Postgre usando una herramienta como `p` o una interfaz gráfica como pgAdmin.</text:p>
      <text:p text:style-name="P1"/>
      <text:p text:style-name="P1">Ejemplo con `p`:</text:p>
      <text:p text:style-name="P1"/>
      <text:p text:style-name="P1"/>
      <text:p text:style-name="P1">p -h ip -U remote_user -d remote_db -p 5432</text:p>
      <text:p text:style-name="P1"/>
      <text:p text:style-name="P1"/>
      <text:p text:style-name="P1">Mysql</text:p>
      <text:p text:style-name="P1"/>
      <text:p text:style-name="P1">Aquí están los pasos para instalar y configurar MySQL en Debian, permitiendo el acceso remoto desde la red local.</text:p>
      <text:p text:style-name="P1"/>
      <text:p text:style-name="P1"><text:s/>1. Instalación de MySQL</text:p>
      <text:p text:style-name="P1"/>
      <text:p text:style-name="P1">1. Actualiza el índice de paquetes e instala MySQL:</text:p>
      <text:p text:style-name="P1"/>
      <text:p text:style-name="P1"><text:s text:c="3"/></text:p>
      <text:p text:style-name="P1"><text:s text:c="3"/>sudo apt update</text:p>
      <text:p text:style-name="P1"><text:s text:c="3"/>sudo apt install mysql-server</text:p>
      <text:p text:style-name="P1"><text:s text:c="3"/></text:p>
      <text:p text:style-name="P1"/>
      <text:p text:style-name="P1">2. Verifica que el servicio de MySQL esté activo:</text:p>
      <text:p text:style-name="P1"/>
      <text:p text:style-name="P1"><text:s text:c="3"/></text:p>
      <text:p text:style-name="P1"><text:s text:c="3"/>sudo systemctl status mysql</text:p>
      <text:p text:style-name="P1"><text:s text:c="3"/></text:p>
      <text:p text:style-name="P1"/>
      <text:p text:style-name="P1"><text:s/>2. Configuración para acceso remoto</text:p>
      <text:p text:style-name="P1"/>
      <text:p text:style-name="P1">De forma predeterminada, MySQL está configurado para aceptar conexiones solo desde localhost. Para habilitar conexiones remotas, debes hacer algunos cambios.</text:p>
      <text:p text:style-name="P1"/>
      <text:p text:style-name="P1"># Paso 1: Configurar `mysqld.cnf`</text:p>
      <text:p text:style-name="P1"/>
      <text:p text:style-name="P1"><text:soft-page-break/>1. Edita el archivo de configuración de MySQL, `mysqld.cnf`, para permitir conexiones desde cualquier interfaz de red:</text:p>
      <text:p text:style-name="P1"/>
      <text:p text:style-name="P1"><text:s text:c="3"/></text:p>
      <text:p text:style-name="P1"><text:s text:c="3"/>sudo nano /etc/mysql/mysql.conf.d/mysqld.cnf</text:p>
      <text:p text:style-name="P1"><text:s text:c="3"/></text:p>
      <text:p text:style-name="P1"/>
      <text:p text:style-name="P1">2. Busca la línea que contiene `bind-address` y cámbiala de `127.0.0.1` a `0.0.0.0` para permitir que MySQL escuche en todas las interfaces de red:</text:p>
      <text:p text:style-name="P1"/>
      <text:p text:style-name="P1"><text:s text:c="3"/></text:p>
      <text:p text:style-name="P1"><text:s text:c="3"/>bind-address = 0.0.0.0</text:p>
      <text:p text:style-name="P1"><text:s text:c="3"/></text:p>
      <text:p text:style-name="P1"/>
      <text:p text:style-name="P1">3. Guarda los cambios y cierra el archivo.</text:p>
      <text:p text:style-name="P1"/>
      <text:p text:style-name="P1"># Paso 2: Configurar permisos de usuario</text:p>
      <text:p text:style-name="P1"/>
      <text:p text:style-name="P1">1. Abre el cliente de MySQL:</text:p>
      <text:p text:style-name="P1"/>
      <text:p text:style-name="P1"><text:s text:c="3"/></text:p>
      <text:p text:style-name="P1"><text:s text:c="3"/>sudo mysql</text:p>
      <text:p text:style-name="P1"><text:s text:c="3"/></text:p>
      <text:p text:style-name="P1"/>
      <text:p text:style-name="P1">2. Otorga acceso remoto al usuario que deseas. Si no tienes un usuario configurado, puedes crear uno nuevo o modificar uno existente. Por ejemplo, para otorgar acceso remoto al usuario `root` o a un nuevo usuario, puedes ejecutar:</text:p>
      <text:p text:style-name="P1"/>
      <text:p text:style-name="P1"><text:s text:c="3"/>- Para un usuario existente como `root`:</text:p>
      <text:p text:style-name="P1"/>
      <text:p text:style-name="P1"><text:s text:c="2"/></text:p>
      <text:p text:style-name="P1"><text:s text:c="5"/>ALTER USER 'root'@'localhost' IDENTIFIED WITH mysql_native_password BY 'your_password';</text:p>
      <text:p text:style-name="P1"><text:s text:c="5"/>GRANT ALL PRIVILEGES ON *.* TO 'root'@'%' WITH GRANT OPTION;</text:p>
      <text:p text:style-name="P1"><text:s text:c="5"/></text:p>
      <text:p text:style-name="P1"/>
      <text:p text:style-name="P1"><text:s text:c="3"/>- Para crear un nuevo usuario y darle acceso remoto:</text:p>
      <text:p text:style-name="P1"/>
      <text:p text:style-name="P1"><text:s text:c="2"/></text:p>
      <text:p text:style-name="P1"><text:s text:c="5"/>CREATE USER 'remote_user'@'%' IDENTIFIED BY 'password';</text:p>
      <text:p text:style-name="P1"><text:s text:c="5"/>GRANT ALL PRIVILEGES ON *.* TO 'remote_user'@'%' WITH GRANT OPTION;</text:p>
      <text:p text:style-name="P1"><text:s text:c="5"/></text:p>
      <text:p text:style-name="P1"/>
      <text:p text:style-name="P1"><text:s text:c="3"/>El carácter `%` permite que el usuario se conecte desde cualquier dirección IP.</text:p>
      <text:p text:style-name="P1"/>
      <text:p text:style-name="P1">3. Aplica los cambios de privilegios:</text:p>
      <text:p text:style-name="P1"/>
      <text:p text:style-name="P1"/>
      <text:p text:style-name="P1"><text:s text:c="3"/>FLUSH PRIVILEGES;</text:p>
      <text:p text:style-name="P1"><text:s text:c="3"/></text:p>
      <text:p text:style-name="P1"/>
      <text:p text:style-name="P1">4. Sal del cliente de MySQL:</text:p>
      <text:p text:style-name="P1"><text:soft-page-break/></text:p>
      <text:p text:style-name="P1"/>
      <text:p text:style-name="P1"><text:s text:c="3"/>exit;</text:p>
      <text:p text:style-name="P1"><text:s text:c="3"/></text:p>
      <text:p text:style-name="P1"/>
      <text:p text:style-name="P1"># Paso 3: Reiniciar MySQL</text:p>
      <text:p text:style-name="P1"/>
      <text:p text:style-name="P1">Reinicia el servicio de MySQL para aplicar los cambios:</text:p>
      <text:p text:style-name="P1"/>
      <text:p text:style-name="P1"/>
      <text:p text:style-name="P1">sudo systemctl restart mysql</text:p>
      <text:p text:style-name="P1"/>
      <text:p text:style-name="P1"/>
      <text:p text:style-name="P1"><text:s/>3. Configurar el firewall</text:p>
      <text:p text:style-name="P1"/>
      <text:p text:style-name="P1">Si tienes el firewall activo, debes permitir las conexiones al puerto 3306 (el puerto por defecto de MySQL):</text:p>
      <text:p text:style-name="P1"/>
      <text:p text:style-name="P1"/>
      <text:p text:style-name="P1">sudo ufw allow 3306/tcp</text:p>
      <text:p text:style-name="P1"/>
      <text:p text:style-name="P1"/>
      <text:p text:style-name="P1"><text:s/>4. Probar la conexión remota</text:p>
      <text:p text:style-name="P1"/>
      <text:p text:style-name="P1">Desde otra máquina en la red local, puedes probar la conexión usando una herramienta como `mysql` o cualquier cliente de MySQL. Un ejemplo de cómo conectarte usando `mysql` desde otra máquina:</text:p>
      <text:p text:style-name="P1"/>
      <text:p text:style-name="P1"/>
      <text:p text:style-name="P1">mysql -u remote_user -p -h ip</text:p>
      <text:p text:style-name="P1"/>
      <text:p text:style-name="P1"/>
      <text:p text:style-name="P1">Mongodb</text:p>
      <text:p text:style-name="P1"/>
      <text:p text:style-name="P1">A continuación, te explico los pasos para instalar y configurar MongoDB en Debian, permitiendo el acceso remoto desde la red local.</text:p>
      <text:p text:style-name="P1"/>
      <text:p text:style-name="P1"><text:s/>1. Instalación de MongoDB</text:p>
      <text:p text:style-name="P1"/>
      <text:p text:style-name="P1">1. Agregar la clave GPG y el repositorio de MongoDB:</text:p>
      <text:p text:style-name="P1"/>
      <text:p text:style-name="P1"><text:s text:c="3"/>MongoDB no está disponible en los repositorios predeterminados de Debian, por lo que debes agregarlo manualmente.</text:p>
      <text:p text:style-name="P1"/>
      <text:p text:style-name="P1"><text:s text:c="3"/></text:p>
      <text:p text:style-name="P1"><text:s text:c="3"/>sudo apt update</text:p>
      <text:p text:style-name="P1"><text:s text:c="3"/>sudo apt install gnupg</text:p>
      <text:p text:style-name="P1"><text:s text:c="3"/>wget -qO - https://www.mongodb.org/static/pgp/server-6.0.asc | sudo gpg --dearmor -o /usr/share/keyrings/mongodb-archive-keyring.gpg</text:p>
      <text:p text:style-name="P1"><text:s text:c="3"/></text:p>
      <text:p text:style-name="P1"/>
      <text:p text:style-name="P1">2. Agregar el repositorio de MongoDB:</text:p>
      <text:p text:style-name="P1"><text:soft-page-break/></text:p>
      <text:p text:style-name="P1"><text:s text:c="3"/>Crea un archivo de lista con el repositorio oficial de MongoDB:</text:p>
      <text:p text:style-name="P1"/>
      <text:p text:style-name="P1"><text:s text:c="3"/></text:p>
      <text:p text:style-name="P1"><text:s text:c="3"/>echo "deb [signed-by=/usr/share/keyrings/mongodb-archive-keyring.gpg] https://repo.mongodb.org/apt/debian $(lsb_release -cs)/mongodb-org/6.0 main" | sudo tee /etc/apt/sources.list.d/mongodb-org-6.0.list</text:p>
      <text:p text:style-name="P1"><text:s text:c="3"/></text:p>
      <text:p text:style-name="P1"/>
      <text:p text:style-name="P1">3. Instalar MongoDB:</text:p>
      <text:p text:style-name="P1"/>
      <text:p text:style-name="P1"><text:s text:c="3"/>Una vez añadido el repositorio, actualiza la lista de paquetes e instala MongoDB:</text:p>
      <text:p text:style-name="P1"/>
      <text:p text:style-name="P1"><text:s text:c="3"/></text:p>
      <text:p text:style-name="P1"><text:s text:c="3"/>sudo apt update</text:p>
      <text:p text:style-name="P1"><text:s text:c="3"/>sudo apt install mongodb-org</text:p>
      <text:p text:style-name="P1"><text:s text:c="3"/></text:p>
      <text:p text:style-name="P1"/>
      <text:p text:style-name="P1">4. Iniciar MongoDB y verificar el estado:</text:p>
      <text:p text:style-name="P1"/>
      <text:p text:style-name="P1"><text:s text:c="3"/>Inicia MongoDB y asegúrate de que esté corriendo correctamente:</text:p>
      <text:p text:style-name="P1"/>
      <text:p text:style-name="P1"><text:s text:c="3"/></text:p>
      <text:p text:style-name="P1"><text:s text:c="3"/>sudo systemctl start mongod</text:p>
      <text:p text:style-name="P1"><text:s text:c="3"/>sudo systemctl enable mongod</text:p>
      <text:p text:style-name="P1"><text:s text:c="3"/>sudo systemctl status mongod</text:p>
      <text:p text:style-name="P1"><text:s text:c="3"/></text:p>
      <text:p text:style-name="P1"/>
      <text:p text:style-name="P1"><text:s/>2. Configuración para acceso remoto</text:p>
      <text:p text:style-name="P1"/>
      <text:p text:style-name="P1">De forma predeterminada, MongoDB solo permite conexiones locales. Para habilitar el acceso remoto, debes modificar algunos archivos de configuración.</text:p>
      <text:p text:style-name="P1"/>
      <text:p text:style-name="P1"># Paso 1: Configuración de `mongod.conf`</text:p>
      <text:p text:style-name="P1"/>
      <text:p text:style-name="P1">1. Edita el archivo de configuración de MongoDB, `mongod.conf`:</text:p>
      <text:p text:style-name="P1"/>
      <text:p text:style-name="P1"><text:s text:c="3"/></text:p>
      <text:p text:style-name="P1"><text:s text:c="3"/>sudo nano /etc/mongod.conf</text:p>
      <text:p text:style-name="P1"><text:s text:c="3"/></text:p>
      <text:p text:style-name="P1"/>
      <text:p text:style-name="P1">2. Busca la sección `net` y cambia la opción `bindIp` para permitir que MongoDB escuche en todas las interfaces de red. Cambia `127.0.0.1` a `0.0.0.0`:</text:p>
      <text:p text:style-name="P1"/>
      <text:p text:style-name="P1"><text:s text:c="3"/></text:p>
      <text:p text:style-name="P1"><text:s text:c="3"/>net:</text:p>
      <text:p text:style-name="P1"><text:s text:c="5"/>port: 27017</text:p>
      <text:p text:style-name="P1"><text:s text:c="5"/>bindIp: 0.0.0.0</text:p>
      <text:p text:style-name="P1"><text:s text:c="3"/></text:p>
      <text:p text:style-name="P1"/>
      <text:p text:style-name="P1">3. Guarda los cambios y cierra el archivo.</text:p>
      <text:p text:style-name="P1"/>
      <text:p text:style-name="P1"><text:soft-page-break/><text:s/>Paso 2: Reiniciar MongoDB</text:p>
      <text:p text:style-name="P1"/>
      <text:p text:style-name="P1">Reinicia MongoDB para aplicar los cambios:</text:p>
      <text:p text:style-name="P1"/>
      <text:p text:style-name="P1"/>
      <text:p text:style-name="P1">sudo systemctl restart mongod</text:p>
      <text:p text:style-name="P1"/>
      <text:p text:style-name="P1"/>
      <text:p text:style-name="P1"><text:s/>3. Crear un usuario administrador para conexiones remotas</text:p>
      <text:p text:style-name="P1"/>
      <text:p text:style-name="P1">Si aún no tienes un usuario creado, sigue estos pasos para crear un usuario administrador que pueda acceder de forma remota.</text:p>
      <text:p text:style-name="P1"/>
      <text:p text:style-name="P1">1. Accede a la consola de MongoDB:</text:p>
      <text:p text:style-name="P1"/>
      <text:p text:style-name="P1"><text:s text:c="3"/></text:p>
      <text:p text:style-name="P1"><text:s text:c="3"/>mongo</text:p>
      <text:p text:style-name="P1"><text:s text:c="3"/></text:p>
      <text:p text:style-name="P1"/>
      <text:p text:style-name="P1">2. Cambia a la base de datos `admin`:</text:p>
      <text:p text:style-name="P1"/>
      <text:p text:style-name="P1"><text:s text:c="3"/></text:p>
      <text:p text:style-name="P1"><text:s text:c="3"/>use admin</text:p>
      <text:p text:style-name="P1"><text:s text:c="3"/></text:p>
      <text:p text:style-name="P1"/>
      <text:p text:style-name="P1">3. Crea un usuario administrador con acceso remoto:</text:p>
      <text:p text:style-name="P1"/>
      <text:p text:style-name="P1"><text:s text:c="3"/></text:p>
      <text:p text:style-name="P1"><text:s text:c="3"/>db.createUser({</text:p>
      <text:p text:style-name="P1"><text:s text:c="5"/>user: "remote_admin",</text:p>
      <text:p text:style-name="P1"><text:s text:c="5"/>pwd: "your_password",</text:p>
      <text:p text:style-name="P1"><text:s text:c="5"/>roles: [ { role: "userAdminAnyDatabase", db: "admin" }, { role: "readWriteAnyDatabase", db: "admin" } ]</text:p>
      <text:p text:style-name="P1"><text:s text:c="3"/>})</text:p>
      <text:p text:style-name="P1"><text:s text:c="3"/></text:p>
      <text:p text:style-name="P1"/>
      <text:p text:style-name="P1">4. Sal de la consola de MongoDB:</text:p>
      <text:p text:style-name="P1"/>
      <text:p text:style-name="P1"><text:s text:c="3"/></text:p>
      <text:p text:style-name="P1"><text:s text:c="3"/>exit</text:p>
      <text:p text:style-name="P1"><text:s text:c="3"/></text:p>
      <text:p text:style-name="P1"/>
      <text:p text:style-name="P1"># Habilitar autenticación (opcional pero recomendado)</text:p>
      <text:p text:style-name="P1"/>
      <text:p text:style-name="P1">Si deseas habilitar la autenticación para que MongoDB requiera credenciales para cualquier conexión:</text:p>
      <text:p text:style-name="P1"/>
      <text:p text:style-name="P1">1. Edita de nuevo el archivo `mongod.conf`:</text:p>
      <text:p text:style-name="P1"/>
      <text:p text:style-name="P1"><text:s text:c="3"/></text:p>
      <text:p text:style-name="P1"><text:s text:c="3"/>sudo nano /etc/mongod.conf</text:p>
      <text:p text:style-name="P1"><text:s text:c="3"/></text:p>
      <text:p text:style-name="P1"><text:soft-page-break/></text:p>
      <text:p text:style-name="P1">2. Busca la sección `security` y añade o descomenta la línea siguiente:</text:p>
      <text:p text:style-name="P1"/>
      <text:p text:style-name="P1"><text:s text:c="3"/></text:p>
      <text:p text:style-name="P1"><text:s text:c="3"/>security:</text:p>
      <text:p text:style-name="P1"><text:s text:c="5"/>authorization: enabled</text:p>
      <text:p text:style-name="P1"><text:s text:c="3"/></text:p>
      <text:p text:style-name="P1"/>
      <text:p text:style-name="P1">3. Reinicia MongoDB:</text:p>
      <text:p text:style-name="P1"/>
      <text:p text:style-name="P1"><text:s text:c="3"/></text:p>
      <text:p text:style-name="P1"><text:s text:c="3"/>sudo systemctl restart mongod</text:p>
      <text:p text:style-name="P1"><text:s text:c="3"/></text:p>
      <text:p text:style-name="P1"/>
      <text:p text:style-name="P1"><text:s/>4. Configurar el firewall</text:p>
      <text:p text:style-name="P1"/>
      <text:p text:style-name="P1">Si tienes el firewall `ufw` activo, permite el tráfico en el puerto 27017 (puerto por defecto de MongoDB):</text:p>
      <text:p text:style-name="P1"/>
      <text:p text:style-name="P1"/>
      <text:p text:style-name="P1">sudo ufw allow 27017/tcp</text:p>
      <text:p text:style-name="P1"/>
      <text:p text:style-name="P1"/>
      <text:p text:style-name="P1"><text:s/>5. Probar la conexión remota</text:p>
      <text:p text:style-name="P1"/>
      <text:p text:style-name="P1">Desde otra máquina en la red local, puedes intentar conectarte a MongoDB usando la IP del servidor. Si habilitaste autenticación, debes pasar las credenciales correspondientes.</text:p>
      <text:p text:style-name="P1"/>
      <text:p text:style-name="P1">Por ejemplo, usando el cliente `mongo` desde una máquina remota:</text:p>
      <text:p text:style-name="P1"/>
      <text:p text:style-name="P1"/>
      <text:p text:style-name="P1">mongo --host ip -u remote_admin -p --authenticationDatabase admin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9T17:49:21.516071061</meta:creation-date>
    <dc:date>2024-10-19T18:16:41.348311532</dc:date>
    <meta:editing-duration>PT27M20S</meta:editing-duration>
    <meta:editing-cycles>1</meta:editing-cycles>
    <meta:document-statistic meta:table-count="0" meta:image-count="0" meta:object-count="0" meta:page-count="10" meta:paragraph-count="268" meta:word-count="1519" meta:character-count="10735" meta:non-whitespace-character-count="8829"/>
    <meta:generator>LibreOffice/7.4.7.2$Linux_X86_64 LibreOffice_project/40$Build-2</meta:generator>
  </office:meta>
</office:document-meta>
</file>